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Normalny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Normalny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 style:master-page-name="Standard">
      <style:paragraph-properties fo:text-align="center" style:justify-single-word="false" style:page-number="auto"/>
    </style:style>
    <style:style style:name="P5" style:family="paragraph" style:parent-style-name="Heading_20_1" style:list-style-name="WWNum5"/>
    <style:style style:name="P6" style:family="paragraph" style:parent-style-name="Heading_20_1" style:list-style-name="WWNum5">
      <style:paragraph-properties fo:margin-left="0.501cm" fo:margin-right="0cm" fo:text-indent="0cm" style:auto-text-indent="false"/>
    </style:style>
    <style:style style:name="P7" style:family="paragraph" style:parent-style-name="List_20_Paragraph">
      <style:paragraph-properties fo:text-align="justify" style:justify-single-word="false"/>
    </style:style>
    <style:style style:name="P8" style:family="paragraph" style:parent-style-name="List_20_Paragraph" style:list-style-name="WWNum1">
      <style:paragraph-properties fo:text-align="justify" style:justify-single-word="false"/>
    </style:style>
    <style:style style:name="P9" style:family="paragraph" style:parent-style-name="List_20_Paragraph" style:list-style-name="WWNum3">
      <style:paragraph-properties fo:text-align="justify" style:justify-single-word="false"/>
    </style:style>
    <style:style style:name="P10" style:family="paragraph" style:parent-style-name="List_20_Paragraph" style:list-style-name="WWNum1">
      <style:paragraph-properties fo:text-align="justify" style:justify-single-word="false"/>
      <style:text-properties style:text-line-through-style="solid"/>
    </style:style>
    <style:style style:name="T1" style:family="text">
      <style:text-properties fo:font-size="12pt" fo:font-weight="bold" style:font-size-asian="12pt" style:font-weight-asian="bold"/>
    </style:style>
    <style:style style:name="T2" style:family="text">
      <style:text-properties fo:font-weight="bold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fo:color="#ff0000"/>
    </style:style>
    <style:style style:name="T5" style:family="text">
      <style:text-properties fo:color="#800000"/>
    </style:style>
    <style:style style:name="T6" style:family="text">
      <style:text-properties fo:color="#800000" style:text-line-through-style="solid"/>
    </style:style>
    <style:style style:name="T7" style:family="text">
      <style:text-properties fo:color="#800000" style:text-line-through-style="none"/>
    </style:style>
    <style:style style:name="T8" style:family="text">
      <style:text-properties style:text-line-through-style="solid"/>
    </style:style>
    <style:style style:name="T9" style:family="text">
      <style:text-properties style:text-line-through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Uwagi ze skanowania Top Gen</text:span></text:p>
      <text:p text:style-name="P1"><text:span text:style-name="T1">Piotrowo 19-20.12.2017</text:span></text:p>
      <text:p text:style-name="P2"/>
      <text:list xml:id="list4669530698103069724" text:style-name="WWNum5">
        <text:list-item>
          <text:h text:style-name="P5" text:outline-level="1">Poprawki do programu</text:h>
        </text:list-item>
      </text:list>
      <text:list xml:id="list1509913080213670972" text:style-name="WWNum1">
        <text:list-item>
          <text:p text:style-name="P8">Stworzyć modal dodawania/edycji rodzajów dokumentów. </text:p>
        </text:list-item>
      </text:list>
      <text:p text:style-name="P7">Pola modala:</text:p>
      <text:p text:style-name="P7">- nazwa dokumentu</text:p>
      <text:p text:style-name="P7">- symbol (mnemonik)</text:p>
      <text:p text:style-name="P7">- dział teczki</text:p>
      <text:p text:style-name="P7">- typ edycji</text:p>
      <text:p text:style-name="P7"/>
      <text:list xml:id="list43746886" text:continue-numbering="true" text:style-name="WWNum1">
        <text:list-item>
          <text:p text:style-name="P8">„Blokowanie” pracownika w modalu opisu dokumentu. <text:span text:style-name="T5">(Nie rozumiem)</text:span></text:p>
        </text:list-item>
        <text:list-item>
          <text:p text:style-name="P8">F<text:span text:style-name="T8">ormat daty – automatyczne uzupełnianie separatorów (</text:span><text:span text:style-name="T7">Zrobione, do testów</text:span><text:span text:style-name="T8">).</text:span></text:p>
        </text:list-item>
        <text:list-item>
          <text:p text:style-name="P8">Wyszukiwanie rodzaju dokumentów nie tylko po mnemoniku, ale też po pełnej nazwie dokumentu).</text:p>
        </text:list-item>
        <text:list-item>
          <text:p text:style-name="P8">Możliwość edytowania zapisanego dokumentu.</text:p>
        </text:list-item>
        <text:list-item>
          <text:p text:style-name="P10">Usunięcie z GIT-a podwójnego „Zatwierdź” (plik ma się zapisywać od razu po kliknięciu „Zatwierdź” w modalu). <text:span text:style-name="T9">(</text:span><text:span text:style-name="T7">Zrobione</text:span><text:span text:style-name="T9">)</text:span></text:p>
        </text:list-item>
        <text:list-item>
          <text:p text:style-name="P8">Usunięcie z GIT-a metryczki dokumentu. (<text:span text:style-name="T5">Czy to nie to poprzednie?</text:span>)</text:p>
        </text:list-item>
        <text:list-item>
          <text:p text:style-name="P8">Umożliwić usunięcie z poziomu GIT-a niepotrzebnego dokumentu z Waitingroom. <text:span text:style-name="T5">(trwałego usunięcia? Are we sure?)</text:span></text:p>
        </text:list-item>
        <text:list-item>
          <text:p text:style-name="P8">Możliwość obracania pliku PDF. (<text:span text:style-name="T5">Hehe Maciek powalczy:)</text:span>)</text:p>
        </text:list-item>
        <text:list-item>
          <text:p text:style-name="P8">Umożliwić poruszanie się po liście dokumentów za pomocą strzałek gór/dół. <text:span text:style-name="T5">(A może jeszcze kur** hodowla jedwabników??:))</text:span></text:p>
        </text:list-item>
        <text:list-item>
          <text:p text:style-name="P8"><text:span text:style-name="T8">Umożliwić przesuwanie modala opisu dokumentu, żeby odsłonić PDF spod spodu. Wg pań z TopF najlepiej, żeby modal domyślnie wyświetlał się po lewej stronie. Brzydko, ale funkcjonalnie ;))</text:span> (<text:span text:style-name="T5">Zrobione</text:span>)</text:p>
        </text:list-item>
        <text:list-item>
          <text:p text:style-name="P8">Widok <text:span text:style-name="T3">Teczka pracownika </text:span>– tabela:</text:p>
        </text:list-item>
      </text:list>
      <text:list xml:id="list7107602436176471947" text:style-name="WWNum3">
        <text:list-item>
          <text:p text:style-name="P9">dodać pole „Dział teczki” <text:s/><text:span text:style-name="T4">//Michał/W BE zrobione, pozostał FE</text:span></text:p>
        </text:list-item>
        <text:list-item>
          <text:p text:style-name="P9">dodać pole nr dokumentu <text:s/>- w teczce wszystkie dokumenty są numerowane. Uzgodnię mailem z TopF czy stosują numerację ciągłą dla całej teczki czy każdy dział ma osobną (1A, 2A, 1B, 2B…) <text:span text:style-name="T4">//Michał/W BE zrobione, pozostał FE</text:span></text:p>
        </text:list-item>
        <text:list-item>
          <text:p text:style-name="P9"><text:soft-page-break/>sortowanie tabeli po numerze dokumentu. <text:span text:style-name="T4">//Michał/W BE zrobione – sortowanie podwójne, w pierwszej kolejności po dziale teczki, potem po numerze dokumentu. Pozostał FE.</text:span></text:p>
        </text:list-item>
        <text:list-item>
          <text:p text:style-name="P9">w kolumnie <text:span text:style-name="T3">Pracownik </text:span>ma być nazwisko i pierwsza litera imienia z kropką (Nawałka A.), żeby zaoszczędzić miejsce.</text:p>
        </text:list-item>
        <text:list-item>
          <text:p text:style-name="P9">w kolumnie <text:span text:style-name="T3">Rodzaj dokumentu</text:span> pełna nazwa, a nie mnemonik.<text:bookmark text:name="_GoBack"/></text:p>
        </text:list-item>
        <text:list-item>
          <text:p text:style-name="P9">Kolumnę <text:span text:style-name="T3">Data dokumentu </text:span>zamienić na datę dodania dokumentu do systemu.</text:p>
        </text:list-item>
      </text:list>
      <text:list xml:id="list43747269" text:continue-list="list43746886" text:style-name="WWNum1">
        <text:list-item>
          <text:p text:style-name="P8">W widoku <text:span text:style-name="T3">Teczka Pracownika</text:span> i <text:span text:style-name="T3">Katalog dokumentów</text:span> poprawić wyświetlanie okna z PDF (1/3 dokumentu wyjeżdża poza prawą krawędź ekranu). Rozdzielczość kompa w Piotrowie, <text:s/>na jakiej pracowali to chyba 1680 x <text:s/>1050. Jaka była rozdzielczość na serwerze nie wiem.</text:p>
        </text:list-item>
      </text:list>
      <text:list xml:id="list43743132" text:continue-list="list4669530698103069724" text:style-name="WWNum5">
        <text:list-item>
          <text:h text:style-name="P6" text:outline-level="1">Uwagi do przebiegu skanowania</text:h>
        </text:list-item>
      </text:list>
      <text:p text:style-name="P3">Zeskanowanie i wprowadzenie do eAD pierwszej teczki (40 dokumentów) zajęło 2 godziny (pracownica dopiero się uczyła, a my dodawaliśmy ręcznie brakujące rodzaje dokumentów do Słonia). Skanowanie idzie mniej więcej 2 razy szybciej niż opisywanie.</text:p>
      <text:p text:style-name="P3">Kolejna teczka poszła w godzinę. Łącznie zeskanowaliśmy i wprowadziliśmy 8 teczek (jeden skanujący, jeden opisujący) <text:s/>– przy ostatnich trzech czas zszedł do ok. 40 min/teczka i to chyba najkrótszy czas, jaki można realnie zakładać, biorąc pod uwagę zmęczenie pracownika opisującego i monotonność czynności.</text:p>
      <text:p text:style-name="P3"/>
      <text:p text:style-name="Standard">2) Optymalnie zespół powinien się składać z 3 osób (jedna skanuje, dwie opisują, zmieniając się co jakiś czas). Żeby uniknąć mieszania dokumentów, pracę nad nową teczką zaczynają dopiero po ukończeniu i spięciu poprzedniej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Normalny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Normalny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l" fo:country="P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l" fo:country="PL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e74b5" style:font-name="Calibri Light" fo:font-size="16pt" style:font-size-asian="16pt" style:font-name-complex="F" style:font-size-complex="16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footnote_20_text" style:display-name="footnote text" style:family="paragraph" style:parent-style-name="Standard" style:default-outline-level="" style:list-style-name="">
      <style:paragraph-properties fo:margin-top="0cm" fo:margin-bottom="0cm" fo:line-height="100%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Nagłówek_20_1_20_Znak" style:display-name="Nagłówek 1 Znak" style:family="text" style:parent-style-name="Default_20_Paragraph_20_Font">
      <style:text-properties fo:color="#2e74b5" style:font-name="Calibri Light" fo:font-size="16pt" style:font-size-asian="16pt" style:font-name-complex="F" style:font-size-complex="16pt"/>
    </style:style>
    <style:style style:name="Tekst_20_przypisu_20_dolnego_20_Znak" style:display-name="Tekst przypisu dolnego Znak" style:family="text" style:parent-style-name="Default_20_Paragraph_20_Font">
      <style:text-properties fo:font-size="10pt" style:font-size-asian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ListLabel_20_1" style:display-name="ListLabel 1" style:family="text">
      <style:text-properties fo:font-weight="normal" style:font-weight-asian="normal"/>
    </style:style>
    <style:style style:name="ListLabel_20_2" style:display-name="ListLabel 2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Użytkownik systemu Windows</meta:initial-creator>
    <dc:creator>M T</dc:creator>
    <meta:editing-cycles>2</meta:editing-cycles>
    <meta:creation-date>2017-12-20T21:07:00</meta:creation-date>
    <dc:date>2017-12-29T23:57:11.35</dc:date>
    <meta:editing-duration>PT1M10S</meta:editing-duration>
    <meta:generator>OpenOffice/4.1.3$Win32 OpenOffice.org_project/413m1$Build-9783</meta:generator>
    <meta:document-statistic meta:table-count="0" meta:image-count="0" meta:object-count="0" meta:page-count="2" meta:paragraph-count="31" meta:word-count="438" meta:character-count="295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